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9.518cm" style:rel-column-width="5396*"/>
    </style:style>
    <style:style style:name="Tableau1.B" style:family="table-column">
      <style:table-column-properties style:column-width="6.133cm" style:rel-column-width="3477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Grenoble</text:user-defined>, le <text:user-defined style:data-style-name="N76" text:name="Date Livraison">17 janvier 2019</text:user-defined></text:p>
      <text:p text:style-name="P12"/>
      <text:p text:style-name="Standard"/>
      <text:p text:style-name="P17">Objet : <text:user-defined style:data-style-name="N0" text:name="Projet - Libellé">Oc-Pizza-Application-Web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5116648644395443999" text:style-name="L1">
              <text:list-item>
                <text:p text:style-name="P22">Application web et serveur</text:p>
              </text:list-item>
            </text:list>
          </table:table-cell>
          <table:table-cell table:style-name="Tableau1.A2" office:value-type="string">
            <text:p text:style-name="Table_20_Contents">https://github.com/diegopatinodoprr/oc-pizza</text:p>
          </table:table-cell>
          <table:table-cell table:style-name="Tableau1.A2" office:value-type="string">
            <text:p text:style-name="P4"/>
            <text:p text:style-name="P4">1.0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5876189386984256697" text:style-name="L2">
              <text:list-item>
                <text:p text:style-name="P23">Application/Services/Database/MySql/0-init-users.sql</text:p>
              </text:list-item>
            </text:list>
          </table:table-cell>
          <table:table-cell table:style-name="Tableau1.A2" office:value-type="string">
            <text:p text:style-name="Table_20_Contents">https://github.com/diegopatinodoprr/oc-pizza/blob/master/Application/Services/Database/MySql/0-init-users.sql</text:p>
          </table:table-cell>
          <table:table-cell table:style-name="Tableau1.A2" office:value-type="string">
            <text:p text:style-name="P4">1.0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9047254546901963375" text:style-name="L3">
              <text:list-item>
                <text:p text:style-name="P24">Documentation général</text:p>
              </text:list-item>
            </text:list>
          </table:table-cell>
          <table:table-cell table:style-name="Tableau1.A2" office:value-type="string">
            <text:p text:style-name="Table_20_Contents">https://github.com/diegopatinodoprr/oc-pizza/tree/master/Documentation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6339110301675726299" text:style-name="L4">
              <text:list-item>
                <text:p text:style-name="P25">La totalite de fonctionalites validées sont pressente dans la présente livraison, celle-ci comporte :</text:p>
                <text:list>
                  <text:list-item>
                    <text:p text:style-name="P25">L’application web</text:p>
                  </text:list-item>
                  <text:list-item>
                    <text:p text:style-name="P25">le serveur de bases de donnes</text:p>
                  </text:list-item>
                  <text:list-item>
                    <text:p text:style-name="P25">les serveurs <text:s/>contentant les API FullRest</text:p>
                  </text:list-item>
                  <text:list-item>
                    <text:p text:style-name="P25">les fichiers de configuration pour le déploiement de l’intégralité de service sur la plate-forme Docker</text:p>
                  </text:list-item>
                </text:list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625739438914324796" text:style-name="L5">
              <text:list-item>
                <text:p text:style-name="P26">Aucune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écupérer le code source depuis le gestionnaire de source Git.</text:p>
            <text:p text:style-name="Table_20_Contents">Mettre a jour les variables environnement pour permettre le déploiement sur le serveur de prod</text:p>
            <text:p text:style-name="Table_20_Contents">Lancer le script de buildings de images Docker</text:p>
            <text:p text:style-name="Table_20_Contents">Lancer le script d’envoi des images sur le repository docker distant</text:p>
            <text:p text:style-name="Table_20_Contents">Se connecter au Serveur de production et démarrer l’application avec le script de lancement</text:p>
          </table:table-cell>
        </table:table-row>
      </table:table>
      <text:p text:style-name="Standard"/>
      <text:p text:style-name="Standard"><text:soft-page-break/></text:p>
      <text:p text:style-name="P5">Date de la livraison : <text:user-defined style:data-style-name="N36" text:name="Date Livraison">17/01/2019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-Pizza</text:user-defined></text:p>
      <text:p text:style-name="P18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-Pizza</text:user-defined></text:p>
              <text:p text:style-name="Addressee">1 rue du Pont </text:p>
              <text:p text:style-name="Addressee">75000 paris</text:p>
            </table:table-cell>
            <table:table-cell table:style-name="Tableau3.A2" office:value-type="string">
              <text:p text:style-name="MP3"><text:user-defined style:data-style-name="N0" text:name="Projet - Libellé">Oc-Pizza-Application-Web</text:user-defined></text:p>
              <text:p text:style-name="Addressee">Ref. Interne : <text:user-defined style:data-style-name="N0" text:name="Projet - Ref Int.">787895-a</text:user-defined></text:p>
              <text:p text:style-name="Addressee">Ref. Client : <text:user-defined style:data-style-name="N0" text:name="Projet - Ref Ext.">20-8996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3</text:page-number>/<text:page-count>3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DoprrApps</text:p>
            </table:table-cell>
            <table:table-cell table:style-name="Tableau6.A1" office:value-type="string">
              <text:p text:style-name="MP6">12 rue des alpes 38000 pont de claix – 0661994629– diegopatino@doprr.com</text:p>
            </table:table-cell>
          </table:table-row>
          <table:table-row table:style-name="Tableau6.2">
            <table:table-cell table:style-name="Tableau6.A1" office:value-type="string">
              <text:p text:style-name="MP7">Doprr.com</text:p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35M30S</meta:editing-duration>
    <meta:editing-cycles>58</meta:editing-cycles>
    <meta:generator>OpenOffice/4.1.6$Unix OpenOffice.org_project/416m1$Build-9790</meta:generator>
    <meta:initial-creator>Loïc GUIBERT</meta:initial-creator>
    <dc:date>2019-01-17T18:35:28</dc:date>
    <dc:subject>Livraison finale</dc:subject>
    <dc:title>Procés verbal de livraison</dc:title>
    <dc:creator>Diego Patino</dc:creator>
    <meta:document-statistic meta:table-count="6" meta:image-count="0" meta:object-count="0" meta:page-count="3" meta:paragraph-count="53" meta:word-count="273" meta:character-count="1884"/>
    <meta:user-defined meta:name="Client">OC-Pizza</meta:user-defined>
    <meta:user-defined meta:name="Date Livraison" meta:value-type="date">2019-01-17</meta:user-defined>
    <meta:user-defined meta:name="PV - Lieu">Grenoble</meta:user-defined>
    <meta:user-defined meta:name="Projet - Libellé">Oc-Pizza-Application-Web</meta:user-defined>
    <meta:user-defined meta:name="Projet - Ref Ext." meta:value-type="string">20-8996</meta:user-defined>
    <meta:user-defined meta:name="Projet - Ref Int." meta:value-type="string">787895-a</meta:user-defined>
    <meta:template xlink:type="simple" xlink:actuate="onRequest" xlink:title="openrun-pv-livraison" xlink:href="../../../../../../../../../../gestion/modeles/openrun-pv-livraison.ott" meta:date="2014-04-01T09:11:41"/>
  </office:meta>
</office:document-meta>
</file>